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6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254" table:default-cell-style-name="ce1"/>
        <table:table-row table:style-name="ro1">
          <table:table-cell office:value-type="string">
            <text:p>Variables:</text:p>
          </table:table-cell>
          <table:table-cell office:value-type="string">
            <text:p>Te</text:p>
          </table:table-cell>
          <table:table-cell office:value-type="string">
            <text:p>Mo1</text:p>
          </table:table-cell>
          <table:table-cell office:value-type="string">
            <text:p>Mo2</text:p>
          </table:table-cell>
          <table:table-cell office:value-type="string">
            <text:p>Mo3</text:p>
          </table:table-cell>
          <table:table-cell office:value-type="string">
            <text:p>Mo4</text:p>
          </table:table-cell>
          <table:table-cell office:value-type="string">
            <text:p>Mo5</text:p>
          </table:table-cell>
          <table:table-cell office:value-type="string">
            <text:p>Mo6</text:p>
          </table:table-cell>
          <table:table-cell office:value-type="string">
            <text:p>Mo7</text:p>
          </table:table-cell>
          <table:table-cell office:value-type="string">
            <text:p>Mo8</text:p>
          </table:table-cell>
          <table:table-cell office:value-type="string">
            <text:p>Mo9</text:p>
          </table:table-cell>
          <table:table-cell office:value-type="string">
            <text:p>Mo10</text:p>
          </table:table-cell>
          <table:table-cell office:value-type="string">
            <text:p>Mo11</text:p>
          </table:table-cell>
          <table:table-cell office:value-type="string">
            <text:p>Mo12</text:p>
          </table:table-cell>
          <table:table-cell office:value-type="string">
            <text:p>Mo13</text:p>
          </table:table-cell>
          <table:table-cell office:value-type="string">
            <text:p>Mo14</text:p>
          </table:table-cell>
          <table:table-cell office:value-type="string">
            <text:p>Mo15</text:p>
          </table:table-cell>
          <table:table-cell office:value-type="string">
            <text:p>Mo16</text:p>
          </table:table-cell>
          <table:table-cell office:value-type="string">
            <text:p>Mo17</text:p>
          </table:table-cell>
          <table:table-cell office:value-type="string">
            <text:p>Mo18</text:p>
          </table:table-cell>
          <table:table-cell office:value-type="string">
            <text:p>Mo19</text:p>
          </table:table-cell>
          <table:table-cell office:value-type="string">
            <text:p>Mo20</text:p>
          </table:table-cell>
          <table:table-cell office:value-type="string">
            <text:p>Mo21</text:p>
          </table:table-cell>
          <table:table-cell office:value-type="string">
            <text:p>Mo22</text:p>
          </table:table-cell>
          <table:table-cell office:value-type="string">
            <text:p>Mo23</text:p>
          </table:table-cell>
          <table:table-cell office:value-type="string">
            <text:p>Mo24</text:p>
          </table:table-cell>
          <table:table-cell office:value-type="string">
            <text:p>Mo25</text:p>
          </table:table-cell>
          <table:table-cell office:value-type="string">
            <text:p>Mo26</text:p>
          </table:table-cell>
          <table:table-cell office:value-type="string">
            <text:p>Mo27</text:p>
          </table:table-cell>
          <table:table-cell office:value-type="string">
            <text:p>Mo28</text:p>
          </table:table-cell>
          <table:table-cell office:value-type="string">
            <text:p>Mo29</text:p>
          </table:table-cell>
          <table:table-cell office:value-type="string">
            <text:p>Mo30</text:p>
          </table:table-cell>
          <table:table-cell office:value-type="string">
            <text:p>Mo31</text:p>
          </table:table-cell>
          <table:table-cell office:value-type="string">
            <text:p>Mo32</text:p>
          </table:table-cell>
          <table:table-cell office:value-type="string">
            <text:p>Mo33</text:p>
          </table:table-cell>
          <table:table-cell office:value-type="string">
            <text:p>Mo34</text:p>
          </table:table-cell>
          <table:table-cell office:value-type="string">
            <text:p>Mo35</text:p>
          </table:table-cell>
          <table:table-cell office:value-type="string">
            <text:p>Mo36</text:p>
          </table:table-cell>
          <table:table-cell office:value-type="string">
            <text:p>Mo37</text:p>
          </table:table-cell>
          <table:table-cell office:value-type="string">
            <text:p>Mo38</text:p>
          </table:table-cell>
          <table:table-cell office:value-type="string">
            <text:p>Mo39</text:p>
          </table:table-cell>
          <table:table-cell office:value-type="string">
            <text:p>Mo40</text:p>
          </table:table-cell>
          <table:table-cell office:value-type="string">
            <text:p>Mo41</text:p>
          </table:table-cell>
          <table:table-cell office:value-type="string">
            <text:p>Mo42</text:p>
          </table:table-cell>
          <table:table-cell office:value-type="string">
            <text:p>Mo43</text:p>
          </table:table-cell>
          <table:table-cell table:number-columns-repeated="211"/>
        </table:table-row>
        <table:table-row table:style-name="ro1">
          <table:table-cell office:value-type="string">
            <text:p>Type:</text:p>
          </table:table-cell>
          <table:table-cell table:number-columns-repeated="44" office:value-type="string">
            <text:p>Float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0">
            <text:p>0.00</text:p>
          </table:table-cell>
          <table:table-cell office:value-type="float" office:value="0.526">
            <text:p>0.5260</text:p>
          </table:table-cell>
          <table:table-cell office:value-type="float" office:value="0.4739">
            <text:p>0.4739</text:p>
          </table:table-cell>
          <table:table-cell office:value-type="float" office:value="0.0001">
            <text:p>0.0001</text:p>
          </table:table-cell>
          <table:table-cell table:number-columns-repeated="40" office:value-type="float" office:value="0">
            <text:p>0.0000</text:p>
          </table:table-cell>
          <table:table-cell table:style-name="Default" table:number-columns-repeated="9"/>
          <table:table-cell table:number-columns-repeated="202"/>
        </table:table-row>
        <table:table-row table:style-name="ro1">
          <table:table-cell office:value-type="string">
            <text:p>Data:</text:p>
          </table:table-cell>
          <table:table-cell office:value-type="float" office:value="0.1">
            <text:p>0.10</text:p>
          </table:table-cell>
          <table:table-cell office:value-type="float" office:value="0.2431">
            <text:p>0.2431</text:p>
          </table:table-cell>
          <table:table-cell office:value-type="float" office:value="0.7556">
            <text:p>0.7556</text:p>
          </table:table-cell>
          <table:table-cell office:value-type="float" office:value="0.0013">
            <text:p>0.0013</text:p>
          </table:table-cell>
          <table:table-cell table:number-columns-repeated="40" office:value-type="float" office:value="0">
            <text:p>0.0000</text:p>
          </table:table-cell>
          <table:table-cell table:style-name="Default" table:number-columns-repeated="9"/>
          <table:table-cell table:number-columns-repeated="202"/>
        </table:table-row>
        <table:table-row table:style-name="ro1">
          <table:table-cell office:value-type="string">
            <text:p>Data:</text:p>
          </table:table-cell>
          <table:table-cell office:value-type="float" office:value="0.2">
            <text:p>0.20</text:p>
          </table:table-cell>
          <table:table-cell office:value-type="float" office:value="0.1182">
            <text:p>0.1182</text:p>
          </table:table-cell>
          <table:table-cell office:value-type="float" office:value="0.8709">
            <text:p>0.8709</text:p>
          </table:table-cell>
          <table:table-cell office:value-type="float" office:value="0.0109">
            <text:p>0.0109</text:p>
          </table:table-cell>
          <table:table-cell table:number-columns-repeated="40" office:value-type="float" office:value="0">
            <text:p>0.0000</text:p>
          </table:table-cell>
          <table:table-cell table:style-name="Default" table:number-columns-repeated="9"/>
          <table:table-cell table:number-columns-repeated="202"/>
        </table:table-row>
        <table:table-row table:style-name="ro1">
          <table:table-cell office:value-type="string">
            <text:p>Data:</text:p>
          </table:table-cell>
          <table:table-cell office:value-type="float" office:value="0.3">
            <text:p>0.30</text:p>
          </table:table-cell>
          <table:table-cell office:value-type="float" office:value="0.0624">
            <text:p>0.0624</text:p>
          </table:table-cell>
          <table:table-cell office:value-type="float" office:value="0.8855">
            <text:p>0.8855</text:p>
          </table:table-cell>
          <table:table-cell office:value-type="float" office:value="0.0521">
            <text:p>0.0521</text:p>
          </table:table-cell>
          <table:table-cell table:number-columns-repeated="40" office:value-type="float" office:value="0">
            <text:p>0.0000</text:p>
          </table:table-cell>
          <table:table-cell table:style-name="Default" table:number-columns-repeated="9"/>
          <table:table-cell table:number-columns-repeated="202"/>
        </table:table-row>
        <table:table-row table:style-name="ro1">
          <table:table-cell office:value-type="string">
            <text:p>Data:</text:p>
          </table:table-cell>
          <table:table-cell office:value-type="float" office:value="0.4">
            <text:p>0.40</text:p>
          </table:table-cell>
          <table:table-cell office:value-type="float" office:value="0.0321">
            <text:p>0.0321</text:p>
          </table:table-cell>
          <table:table-cell office:value-type="float" office:value="0.7965">
            <text:p>0.7965</text:p>
          </table:table-cell>
          <table:table-cell office:value-type="float" office:value="0.1705">
            <text:p>0.1705</text:p>
          </table:table-cell>
          <table:table-cell office:value-type="float" office:value="0.001">
            <text:p>0.0010</text:p>
          </table:table-cell>
          <table:table-cell table:number-columns-repeated="39" office:value-type="float" office:value="0">
            <text:p>0.0000</text:p>
          </table:table-cell>
          <table:table-cell table:style-name="Default" table:number-columns-repeated="9"/>
          <table:table-cell table:number-columns-repeated="202"/>
        </table:table-row>
        <table:table-row table:style-name="ro1">
          <table:table-cell office:value-type="string">
            <text:p>Data:</text:p>
          </table:table-cell>
          <table:table-cell office:value-type="float" office:value="0.5">
            <text:p>0.50</text:p>
          </table:table-cell>
          <table:table-cell office:value-type="float" office:value="0.0142">
            <text:p>0.0142</text:p>
          </table:table-cell>
          <table:table-cell office:value-type="float" office:value="0.5894">
            <text:p>0.5894</text:p>
          </table:table-cell>
          <table:table-cell office:value-type="float" office:value="0.382">
            <text:p>0.3820</text:p>
          </table:table-cell>
          <table:table-cell office:value-type="float" office:value="0.0126">
            <text:p>0.0126</text:p>
          </table:table-cell>
          <table:table-cell office:value-type="float" office:value="0.0018">
            <text:p>0.0018</text:p>
          </table:table-cell>
          <table:table-cell table:number-columns-repeated="38" office:value-type="float" office:value="0">
            <text:p>0.0000</text:p>
          </table:table-cell>
          <table:table-cell table:style-name="Default" table:number-columns-repeated="9"/>
          <table:table-cell table:number-columns-repeated="202"/>
        </table:table-row>
        <table:table-row table:style-name="ro1">
          <table:table-cell office:value-type="string">
            <text:p>Data:</text:p>
          </table:table-cell>
          <table:table-cell office:value-type="float" office:value="0.6">
            <text:p>0.60</text:p>
          </table:table-cell>
          <table:table-cell office:value-type="float" office:value="0.0046">
            <text:p>0.0046</text:p>
          </table:table-cell>
          <table:table-cell office:value-type="float" office:value="0.3067">
            <text:p>0.3067</text:p>
          </table:table-cell>
          <table:table-cell office:value-type="float" office:value="0.5245">
            <text:p>0.5245</text:p>
          </table:table-cell>
          <table:table-cell office:value-type="float" office:value="0.0751">
            <text:p>0.0751</text:p>
          </table:table-cell>
          <table:table-cell office:value-type="float" office:value="0.0883">
            <text:p>0.0883</text:p>
          </table:table-cell>
          <table:table-cell office:value-type="float" office:value="0.0009">
            <text:p>0.0009</text:p>
          </table:table-cell>
          <table:table-cell table:number-columns-repeated="37" office:value-type="float" office:value="0">
            <text:p>0.0000</text:p>
          </table:table-cell>
          <table:table-cell table:style-name="Default" table:number-columns-repeated="9"/>
          <table:table-cell table:number-columns-repeated="202"/>
        </table:table-row>
        <table:table-row table:style-name="ro1">
          <table:table-cell office:value-type="string">
            <text:p>Data:</text:p>
          </table:table-cell>
          <table:table-cell office:value-type="float" office:value="0.7">
            <text:p>0.70</text:p>
          </table:table-cell>
          <table:table-cell office:value-type="float" office:value="0.0007">
            <text:p>0.0007</text:p>
          </table:table-cell>
          <table:table-cell office:value-type="float" office:value="0.0751">
            <text:p>0.0751</text:p>
          </table:table-cell>
          <table:table-cell office:value-type="float" office:value="0.3041">
            <text:p>0.3041</text:p>
          </table:table-cell>
          <table:table-cell office:value-type="float" office:value="0.1505">
            <text:p>0.1505</text:p>
          </table:table-cell>
          <table:table-cell office:value-type="float" office:value="0.4436">
            <text:p>0.4436</text:p>
          </table:table-cell>
          <table:table-cell office:value-type="float" office:value="0.026">
            <text:p>0.0260</text:p>
          </table:table-cell>
          <table:table-cell table:number-columns-repeated="37" office:value-type="float" office:value="0">
            <text:p>0.0000</text:p>
          </table:table-cell>
          <table:table-cell table:style-name="Default" table:number-columns-repeated="9"/>
          <table:table-cell table:number-columns-repeated="202"/>
        </table:table-row>
        <table:table-row table:style-name="ro1">
          <table:table-cell office:value-type="string">
            <text:p>Data:</text:p>
          </table:table-cell>
          <table:table-cell office:value-type="float" office:value="0.8">
            <text:p>0.80</text:p>
          </table:table-cell>
          <table:table-cell office:value-type="float" office:value="0">
            <text:p>0.0000</text:p>
          </table:table-cell>
          <table:table-cell office:value-type="float" office:value="0.0102">
            <text:p>0.0102</text:p>
          </table:table-cell>
          <table:table-cell office:value-type="float" office:value="0.0895">
            <text:p>0.0895</text:p>
          </table:table-cell>
          <table:table-cell office:value-type="float" office:value="0.1283">
            <text:p>0.1283</text:p>
          </table:table-cell>
          <table:table-cell office:value-type="float" office:value="0.6522">
            <text:p>0.6522</text:p>
          </table:table-cell>
          <table:table-cell office:value-type="float" office:value="0.1186">
            <text:p>0.1186</text:p>
          </table:table-cell>
          <table:table-cell office:value-type="float" office:value="0.0011">
            <text:p>0.0011</text:p>
          </table:table-cell>
          <table:table-cell table:number-columns-repeated="36" office:value-type="float" office:value="0">
            <text:p>0.0000</text:p>
          </table:table-cell>
          <table:table-cell table:style-name="Default" table:number-columns-repeated="9"/>
          <table:table-cell table:number-columns-repeated="197"/>
          <table:table-cell table:style-name="Default" table:number-columns-repeated="5"/>
        </table:table-row>
        <table:table-row table:style-name="ro1">
          <table:table-cell office:value-type="string">
            <text:p>Data:</text:p>
          </table:table-cell>
          <table:table-cell office:value-type="float" office:value="0.9">
            <text:p>0.90</text:p>
          </table:table-cell>
          <table:table-cell office:value-type="float" office:value="0">
            <text:p>0.0000</text:p>
          </table:table-cell>
          <table:table-cell office:value-type="float" office:value="0.0012">
            <text:p>0.0012</text:p>
          </table:table-cell>
          <table:table-cell office:value-type="float" office:value="0.021">
            <text:p>0.0210</text:p>
          </table:table-cell>
          <table:table-cell office:value-type="float" office:value="0.076">
            <text:p>0.0760</text:p>
          </table:table-cell>
          <table:table-cell office:value-type="float" office:value="0.6123">
            <text:p>0.6123</text:p>
          </table:table-cell>
          <table:table-cell office:value-type="float" office:value="0.2794">
            <text:p>0.2794</text:p>
          </table:table-cell>
          <table:table-cell office:value-type="float" office:value="0.01">
            <text:p>0.0100</text:p>
          </table:table-cell>
          <table:table-cell table:number-columns-repeated="36" office:value-type="float" office:value="0">
            <text:p>0.0000</text:p>
          </table:table-cell>
          <table:table-cell table:style-name="Default" table:number-columns-repeated="9"/>
          <table:table-cell table:number-columns-repeated="197"/>
          <table:table-cell table:style-name="Default" table:number-columns-repeated="5"/>
        </table:table-row>
        <table:table-row table:style-name="ro1">
          <table:table-cell office:value-type="string">
            <text:p>Data:</text:p>
          </table:table-cell>
          <table:table-cell office:value-type="float" office:value="1">
            <text:p>1.00</text:p>
          </table:table-cell>
          <table:table-cell table:number-columns-repeated="2" office:value-type="float" office:value="0">
            <text:p>0.0000</text:p>
          </table:table-cell>
          <table:table-cell office:value-type="float" office:value="0.0045">
            <text:p>0.0045</text:p>
          </table:table-cell>
          <table:table-cell office:value-type="float" office:value="0.0364">
            <text:p>0.0364</text:p>
          </table:table-cell>
          <table:table-cell office:value-type="float" office:value="0.451">
            <text:p>0.4510</text:p>
          </table:table-cell>
          <table:table-cell office:value-type="float" office:value="0.4549">
            <text:p>0.4549</text:p>
          </table:table-cell>
          <table:table-cell office:value-type="float" office:value="0.0526">
            <text:p>0.0526</text:p>
          </table:table-cell>
          <table:table-cell office:value-type="float" office:value="0.0005">
            <text:p>0.0005</text:p>
          </table:table-cell>
          <table:table-cell table:number-columns-repeated="35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1.1">
            <text:p>1.10</text:p>
          </table:table-cell>
          <table:table-cell table:number-columns-repeated="2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 office:value-type="float" office:value="0.0143">
            <text:p>0.0143</text:p>
          </table:table-cell>
          <table:table-cell office:value-type="float" office:value="0.2671">
            <text:p>0.2671</text:p>
          </table:table-cell>
          <table:table-cell office:value-type="float" office:value="0.5424">
            <text:p>0.5424</text:p>
          </table:table-cell>
          <table:table-cell office:value-type="float" office:value="0.1698">
            <text:p>0.1698</text:p>
          </table:table-cell>
          <table:table-cell office:value-type="float" office:value="0.0055">
            <text:p>0.0055</text:p>
          </table:table-cell>
          <table:table-cell table:number-columns-repeated="35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1.2">
            <text:p>1.20</text:p>
          </table:table-cell>
          <table:table-cell table:number-columns-repeated="3" office:value-type="float" office:value="0">
            <text:p>0.0000</text:p>
          </table:table-cell>
          <table:table-cell office:value-type="float" office:value="0.0046">
            <text:p>0.0046</text:p>
          </table:table-cell>
          <table:table-cell office:value-type="float" office:value="0.1264">
            <text:p>0.1264</text:p>
          </table:table-cell>
          <table:table-cell office:value-type="float" office:value="0.4794">
            <text:p>0.4794</text:p>
          </table:table-cell>
          <table:table-cell office:value-type="float" office:value="0.3549">
            <text:p>0.3549</text:p>
          </table:table-cell>
          <table:table-cell office:value-type="float" office:value="0.0344">
            <text:p>0.0344</text:p>
          </table:table-cell>
          <table:table-cell office:value-type="float" office:value="0.0002">
            <text:p>0.0002</text:p>
          </table:table-cell>
          <table:table-cell table:number-columns-repeated="34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1.3">
            <text:p>1.30</text:p>
          </table:table-cell>
          <table:table-cell table:number-columns-repeated="3" office:value-type="float" office:value="0">
            <text:p>0.0000</text:p>
          </table:table-cell>
          <table:table-cell office:value-type="float" office:value="0.0012">
            <text:p>0.0012</text:p>
          </table:table-cell>
          <table:table-cell office:value-type="float" office:value="0.0479">
            <text:p>0.0479</text:p>
          </table:table-cell>
          <table:table-cell office:value-type="float" office:value="0.3195">
            <text:p>0.3195</text:p>
          </table:table-cell>
          <table:table-cell office:value-type="float" office:value="0.5013">
            <text:p>0.5013</text:p>
          </table:table-cell>
          <table:table-cell office:value-type="float" office:value="0.1273">
            <text:p>0.1273</text:p>
          </table:table-cell>
          <table:table-cell office:value-type="float" office:value="0.0028">
            <text:p>0.0028</text:p>
          </table:table-cell>
          <table:table-cell table:number-columns-repeated="34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1.4">
            <text:p>1.40</text:p>
          </table:table-cell>
          <table:table-cell table:number-columns-repeated="3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147">
            <text:p>0.0147</text:p>
          </table:table-cell>
          <table:table-cell office:value-type="float" office:value="0.1647">
            <text:p>0.1647</text:p>
          </table:table-cell>
          <table:table-cell office:value-type="float" office:value="0.5012">
            <text:p>0.5012</text:p>
          </table:table-cell>
          <table:table-cell office:value-type="float" office:value="0.2972">
            <text:p>0.2972</text:p>
          </table:table-cell>
          <table:table-cell office:value-type="float" office:value="0.0214">
            <text:p>0.0214</text:p>
          </table:table-cell>
          <table:table-cell office:value-type="float" office:value="0.0005">
            <text:p>0.0005</text:p>
          </table:table-cell>
          <table:table-cell table:number-columns-repeated="33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1.5">
            <text:p>1.50</text:p>
          </table:table-cell>
          <table:table-cell table:number-columns-repeated="4" office:value-type="float" office:value="0">
            <text:p>0.0000</text:p>
          </table:table-cell>
          <table:table-cell office:value-type="float" office:value="0.0037">
            <text:p>0.0037</text:p>
          </table:table-cell>
          <table:table-cell office:value-type="float" office:value="0.0666">
            <text:p>0.0666</text:p>
          </table:table-cell>
          <table:table-cell office:value-type="float" office:value="0.3664">
            <text:p>0.3664</text:p>
          </table:table-cell>
          <table:table-cell office:value-type="float" office:value="0.4619">
            <text:p>0.4619</text:p>
          </table:table-cell>
          <table:table-cell office:value-type="float" office:value="0.0935">
            <text:p>0.0935</text:p>
          </table:table-cell>
          <table:table-cell office:value-type="float" office:value="0.0077">
            <text:p>0.0077</text:p>
          </table:table-cell>
          <table:table-cell office:value-type="float" office:value="0.0001">
            <text:p>0.0001</text:p>
          </table:table-cell>
          <table:table-cell table:number-columns-repeated="32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1.6">
            <text:p>1.60</text:p>
          </table:table-cell>
          <table:table-cell table:number-columns-repeated="4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office:value-type="float" office:value="0.0207">
            <text:p>0.0207</text:p>
          </table:table-cell>
          <table:table-cell office:value-type="float" office:value="0.1944">
            <text:p>0.1944</text:p>
          </table:table-cell>
          <table:table-cell office:value-type="float" office:value="0.4821">
            <text:p>0.4821</text:p>
          </table:table-cell>
          <table:table-cell office:value-type="float" office:value="0.2401">
            <text:p>0.2401</text:p>
          </table:table-cell>
          <table:table-cell office:value-type="float" office:value="0.0587">
            <text:p>0.0587</text:p>
          </table:table-cell>
          <table:table-cell office:value-type="float" office:value="0.0031">
            <text:p>0.0031</text:p>
          </table:table-cell>
          <table:table-cell table:number-columns-repeated="32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1.7">
            <text:p>1.70</text:p>
          </table:table-cell>
          <table:table-cell table:number-columns-repeated="5" office:value-type="float" office:value="0">
            <text:p>0.0000</text:p>
          </table:table-cell>
          <table:table-cell office:value-type="float" office:value="0.0045">
            <text:p>0.0045</text:p>
          </table:table-cell>
          <table:table-cell office:value-type="float" office:value="0.069">
            <text:p>0.0690</text:p>
          </table:table-cell>
          <table:table-cell office:value-type="float" office:value="0.3152">
            <text:p>0.3152</text:p>
          </table:table-cell>
          <table:table-cell office:value-type="float" office:value="0.3462">
            <text:p>0.3462</text:p>
          </table:table-cell>
          <table:table-cell office:value-type="float" office:value="0.2159">
            <text:p>0.2159</text:p>
          </table:table-cell>
          <table:table-cell office:value-type="float" office:value="0.0406">
            <text:p>0.0406</text:p>
          </table:table-cell>
          <table:table-cell office:value-type="float" office:value="0.0079">
            <text:p>0.0079</text:p>
          </table:table-cell>
          <table:table-cell office:value-type="float" office:value="0.0004">
            <text:p>0.0004</text:p>
          </table:table-cell>
          <table:table-cell table:number-columns-repeated="30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1.8">
            <text:p>1.80</text:p>
          </table:table-cell>
          <table:table-cell table:number-columns-repeated="5" office:value-type="float" office:value="0">
            <text:p>0.0000</text:p>
          </table:table-cell>
          <table:table-cell office:value-type="float" office:value="0.0006">
            <text:p>0.0006</text:p>
          </table:table-cell>
          <table:table-cell office:value-type="float" office:value="0.0133">
            <text:p>0.0133</text:p>
          </table:table-cell>
          <table:table-cell office:value-type="float" office:value="0.1053">
            <text:p>0.1053</text:p>
          </table:table-cell>
          <table:table-cell office:value-type="float" office:value="0.2324">
            <text:p>0.2324</text:p>
          </table:table-cell>
          <table:table-cell office:value-type="float" office:value="0.3253">
            <text:p>0.3253</text:p>
          </table:table-cell>
          <table:table-cell office:value-type="float" office:value="0.1812">
            <text:p>0.1812</text:p>
          </table:table-cell>
          <table:table-cell office:value-type="float" office:value="0.1094">
            <text:p>0.1094</text:p>
          </table:table-cell>
          <table:table-cell office:value-type="float" office:value="0.0226">
            <text:p>0.0226</text:p>
          </table:table-cell>
          <table:table-cell office:value-type="float" office:value="0.0065">
            <text:p>0.0065</text:p>
          </table:table-cell>
          <table:table-cell office:value-type="float" office:value="0.0036">
            <text:p>0.0036</text:p>
          </table:table-cell>
          <table:table-cell table:number-columns-repeated="28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1.9">
            <text:p>1.90</text:p>
          </table:table-cell>
          <table:table-cell table:number-columns-repeated="6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office:value-type="float" office:value="0.0098">
            <text:p>0.0098</text:p>
          </table:table-cell>
          <table:table-cell office:value-type="float" office:value="0.0402">
            <text:p>0.0402</text:p>
          </table:table-cell>
          <table:table-cell office:value-type="float" office:value="0.1128">
            <text:p>0.1128</text:p>
          </table:table-cell>
          <table:table-cell office:value-type="float" office:value="0.159">
            <text:p>0.1590</text:p>
          </table:table-cell>
          <table:table-cell office:value-type="float" office:value="0.2412">
            <text:p>0.2412</text:p>
          </table:table-cell>
          <table:table-cell office:value-type="float" office:value="0.146">
            <text:p>0.1460</text:p>
          </table:table-cell>
          <table:table-cell office:value-type="float" office:value="0.1147">
            <text:p>0.1147</text:p>
          </table:table-cell>
          <table:table-cell office:value-type="float" office:value="0.1727">
            <text:p>0.1727</text:p>
          </table:table-cell>
          <table:table-cell office:value-type="float" office:value="0.0027">
            <text:p>0.0027</text:p>
          </table:table-cell>
          <table:table-cell table:number-columns-repeated="27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">
            <text:p>2.00</text:p>
          </table:table-cell>
          <table:table-cell table:number-columns-repeated="7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14">
            <text:p>0.0014</text:p>
          </table:table-cell>
          <table:table-cell office:value-type="float" office:value="0.0072">
            <text:p>0.0072</text:p>
          </table:table-cell>
          <table:table-cell office:value-type="float" office:value="0.0223">
            <text:p>0.0223</text:p>
          </table:table-cell>
          <table:table-cell office:value-type="float" office:value="0.0712">
            <text:p>0.0712</text:p>
          </table:table-cell>
          <table:table-cell office:value-type="float" office:value="0.103">
            <text:p>0.1030</text:p>
          </table:table-cell>
          <table:table-cell office:value-type="float" office:value="0.1713">
            <text:p>0.1713</text:p>
          </table:table-cell>
          <table:table-cell office:value-type="float" office:value="0.5768">
            <text:p>0.5768</text:p>
          </table:table-cell>
          <table:table-cell office:value-type="float" office:value="0.0454">
            <text:p>0.0454</text:p>
          </table:table-cell>
          <table:table-cell office:value-type="float" office:value="0.0012">
            <text:p>0.0012</text:p>
          </table:table-cell>
          <table:table-cell table:number-columns-repeated="26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05">
            <text:p>2.05</text:p>
          </table:table-cell>
          <table:table-cell table:number-columns-repeated="8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15">
            <text:p>0.0015</text:p>
          </table:table-cell>
          <table:table-cell office:value-type="float" office:value="0.0066">
            <text:p>0.0066</text:p>
          </table:table-cell>
          <table:table-cell office:value-type="float" office:value="0.029">
            <text:p>0.0290</text:p>
          </table:table-cell>
          <table:table-cell office:value-type="float" office:value="0.0609">
            <text:p>0.0609</text:p>
          </table:table-cell>
          <table:table-cell office:value-type="float" office:value="0.1377">
            <text:p>0.1377</text:p>
          </table:table-cell>
          <table:table-cell office:value-type="float" office:value="0.6565">
            <text:p>0.6565</text:p>
          </table:table-cell>
          <table:table-cell office:value-type="float" office:value="0.1017">
            <text:p>0.1017</text:p>
          </table:table-cell>
          <table:table-cell office:value-type="float" office:value="0.0057">
            <text:p>0.0057</text:p>
          </table:table-cell>
          <table:table-cell table:number-columns-repeated="26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1">
            <text:p>2.10</text:p>
          </table:table-cell>
          <table:table-cell table:number-columns-repeated="9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019">
            <text:p>0.0019</text:p>
          </table:table-cell>
          <table:table-cell office:value-type="float" office:value="0.0113">
            <text:p>0.0113</text:p>
          </table:table-cell>
          <table:table-cell office:value-type="float" office:value="0.0332">
            <text:p>0.0332</text:p>
          </table:table-cell>
          <table:table-cell office:value-type="float" office:value="0.0988">
            <text:p>0.0988</text:p>
          </table:table-cell>
          <table:table-cell office:value-type="float" office:value="0.6485">
            <text:p>0.6485</text:p>
          </table:table-cell>
          <table:table-cell office:value-type="float" office:value="0.1846">
            <text:p>0.1846</text:p>
          </table:table-cell>
          <table:table-cell office:value-type="float" office:value="0.0204">
            <text:p>0.0204</text:p>
          </table:table-cell>
          <table:table-cell office:value-type="float" office:value="0.0009">
            <text:p>0.0009</text:p>
          </table:table-cell>
          <table:table-cell table:number-columns-repeated="25" office:value-type="float" office:value="0">
            <text:p>0.0000</text:p>
          </table:table-cell>
          <table:table-cell table:style-name="Default" table:number-columns-repeated="9"/>
          <table:table-cell table:number-columns-repeated="190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15">
            <text:p>2.15</text:p>
          </table:table-cell>
          <table:table-cell table:number-columns-repeated="10" office:value-type="float" office:value="0">
            <text:p>0.0000</text:p>
          </table:table-cell>
          <table:table-cell office:value-type="float" office:value="0.0006">
            <text:p>0.0006</text:p>
          </table:table-cell>
          <table:table-cell office:value-type="float" office:value="0.0042">
            <text:p>0.0042</text:p>
          </table:table-cell>
          <table:table-cell office:value-type="float" office:value="0.0169">
            <text:p>0.0169</text:p>
          </table:table-cell>
          <table:table-cell office:value-type="float" office:value="0.0645">
            <text:p>0.0645</text:p>
          </table:table-cell>
          <table:table-cell office:value-type="float" office:value="0.5699">
            <text:p>0.5699</text:p>
          </table:table-cell>
          <table:table-cell office:value-type="float" office:value="0.2812">
            <text:p>0.2812</text:p>
          </table:table-cell>
          <table:table-cell office:value-type="float" office:value="0.0576">
            <text:p>0.0576</text:p>
          </table:table-cell>
          <table:table-cell office:value-type="float" office:value="0.0049">
            <text:p>0.0049</text:p>
          </table:table-cell>
          <table:table-cell table:number-columns-repeated="25" office:value-type="float" office:value="0">
            <text:p>0.0000</text:p>
          </table:table-cell>
          <table:table-cell table:number-columns-repeated="14"/>
          <table:table-cell table:style-name="Default"/>
          <table:table-cell table:number-columns-repeated="184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2">
            <text:p>2.20</text:p>
          </table:table-cell>
          <table:table-cell table:number-columns-repeated="11" office:value-type="float" office:value="0">
            <text:p>0.0000</text:p>
          </table:table-cell>
          <table:table-cell office:value-type="float" office:value="0.0015">
            <text:p>0.0015</text:p>
          </table:table-cell>
          <table:table-cell office:value-type="float" office:value="0.0079">
            <text:p>0.0079</text:p>
          </table:table-cell>
          <table:table-cell office:value-type="float" office:value="0.038">
            <text:p>0.0380</text:p>
          </table:table-cell>
          <table:table-cell office:value-type="float" office:value="0.4423">
            <text:p>0.4423</text:p>
          </table:table-cell>
          <table:table-cell office:value-type="float" office:value="0.3597">
            <text:p>0.3597</text:p>
          </table:table-cell>
          <table:table-cell office:value-type="float" office:value="0.1287">
            <text:p>0.1287</text:p>
          </table:table-cell>
          <table:table-cell office:value-type="float" office:value="0.0204">
            <text:p>0.0204</text:p>
          </table:table-cell>
          <table:table-cell office:value-type="float" office:value="0.0014">
            <text:p>0.0014</text:p>
          </table:table-cell>
          <table:table-cell table:number-columns-repeated="24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25">
            <text:p>2.25</text:p>
          </table:table-cell>
          <table:table-cell table:number-columns-repeated="11" office:value-type="float" office:value="0">
            <text:p>0.0000</text:p>
          </table:table-cell>
          <table:table-cell office:value-type="float" office:value="0.0005">
            <text:p>0.0005</text:p>
          </table:table-cell>
          <table:table-cell office:value-type="float" office:value="0.0033">
            <text:p>0.0033</text:p>
          </table:table-cell>
          <table:table-cell office:value-type="float" office:value="0.0196">
            <text:p>0.0196</text:p>
          </table:table-cell>
          <table:table-cell office:value-type="float" office:value="0.2973">
            <text:p>0.2973</text:p>
          </table:table-cell>
          <table:table-cell office:value-type="float" office:value="0.3812">
            <text:p>0.3812</text:p>
          </table:table-cell>
          <table:table-cell office:value-type="float" office:value="0.2261">
            <text:p>0.2261</text:p>
          </table:table-cell>
          <table:table-cell office:value-type="float" office:value="0.063">
            <text:p>0.0630</text:p>
          </table:table-cell>
          <table:table-cell office:value-type="float" office:value="0.0083">
            <text:p>0.0083</text:p>
          </table:table-cell>
          <table:table-cell office:value-type="float" office:value="0.0007">
            <text:p>0.0007</text:p>
          </table:table-cell>
          <table:table-cell table:number-columns-repeated="23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3">
            <text:p>2.30</text:p>
          </table:table-cell>
          <table:table-cell table:number-columns-repeated="12" office:value-type="float" office:value="0">
            <text:p>0.0000</text:p>
          </table:table-cell>
          <table:table-cell office:value-type="float" office:value="0.0012">
            <text:p>0.0012</text:p>
          </table:table-cell>
          <table:table-cell office:value-type="float" office:value="0.0087">
            <text:p>0.0087</text:p>
          </table:table-cell>
          <table:table-cell office:value-type="float" office:value="0.1691">
            <text:p>0.1691</text:p>
          </table:table-cell>
          <table:table-cell office:value-type="float" office:value="0.329">
            <text:p>0.3290</text:p>
          </table:table-cell>
          <table:table-cell office:value-type="float" office:value="0.309">
            <text:p>0.3090</text:p>
          </table:table-cell>
          <table:table-cell office:value-type="float" office:value="0.1439">
            <text:p>0.1439</text:p>
          </table:table-cell>
          <table:table-cell office:value-type="float" office:value="0.0332">
            <text:p>0.0332</text:p>
          </table:table-cell>
          <table:table-cell office:value-type="float" office:value="0.0053">
            <text:p>0.0053</text:p>
          </table:table-cell>
          <table:table-cell office:value-type="float" office:value="0.0004">
            <text:p>0.0004</text:p>
          </table:table-cell>
          <table:table-cell table:number-columns-repeated="22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35">
            <text:p>2.35</text:p>
          </table:table-cell>
          <table:table-cell table:number-columns-repeated="12" office:value-type="float" office:value="0">
            <text:p>0.0000</text:p>
          </table:table-cell>
          <table:table-cell office:value-type="float" office:value="0.0004">
            <text:p>0.0004</text:p>
          </table:table-cell>
          <table:table-cell office:value-type="float" office:value="0.0032">
            <text:p>0.0032</text:p>
          </table:table-cell>
          <table:table-cell office:value-type="float" office:value="0.0796">
            <text:p>0.0796</text:p>
          </table:table-cell>
          <table:table-cell office:value-type="float" office:value="0.2271">
            <text:p>0.2271</text:p>
          </table:table-cell>
          <table:table-cell office:value-type="float" office:value="0.3246">
            <text:p>0.3246</text:p>
          </table:table-cell>
          <table:table-cell office:value-type="float" office:value="0.2412">
            <text:p>0.2412</text:p>
          </table:table-cell>
          <table:table-cell office:value-type="float" office:value="0.0924">
            <text:p>0.0924</text:p>
          </table:table-cell>
          <table:table-cell office:value-type="float" office:value="0.027">
            <text:p>0.0270</text:p>
          </table:table-cell>
          <table:table-cell office:value-type="float" office:value="0.0041">
            <text:p>0.0041</text:p>
          </table:table-cell>
          <table:table-cell office:value-type="float" office:value="0.0003">
            <text:p>0.0003</text:p>
          </table:table-cell>
          <table:table-cell table:number-columns-repeated="21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4">
            <text:p>2.40</text:p>
          </table:table-cell>
          <table:table-cell table:number-columns-repeated="13" office:value-type="float" office:value="0">
            <text:p>0.0000</text:p>
          </table:table-cell>
          <table:table-cell office:value-type="float" office:value="0.001">
            <text:p>0.0010</text:p>
          </table:table-cell>
          <table:table-cell office:value-type="float" office:value="0.0301">
            <text:p>0.0301</text:p>
          </table:table-cell>
          <table:table-cell office:value-type="float" office:value="0.1225">
            <text:p>0.1225</text:p>
          </table:table-cell>
          <table:table-cell office:value-type="float" office:value="0.2574">
            <text:p>0.2574</text:p>
          </table:table-cell>
          <table:table-cell office:value-type="float" office:value="0.2928">
            <text:p>0.2928</text:p>
          </table:table-cell>
          <table:table-cell office:value-type="float" office:value="0.1783">
            <text:p>0.1783</text:p>
          </table:table-cell>
          <table:table-cell office:value-type="float" office:value="0.0898">
            <text:p>0.0898</text:p>
          </table:table-cell>
          <table:table-cell office:value-type="float" office:value="0.0244">
            <text:p>0.0244</text:p>
          </table:table-cell>
          <table:table-cell office:value-type="float" office:value="0.0034">
            <text:p>0.0034</text:p>
          </table:table-cell>
          <table:table-cell office:value-type="float" office:value="0.0003">
            <text:p>0.0003</text:p>
          </table:table-cell>
          <table:table-cell table:number-columns-repeated="20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45">
            <text:p>2.45</text:p>
          </table:table-cell>
          <table:table-cell table:number-columns-repeated="14" office:value-type="float" office:value="0">
            <text:p>0.0000</text:p>
          </table:table-cell>
          <table:table-cell office:value-type="float" office:value="0.0088">
            <text:p>0.0088</text:p>
          </table:table-cell>
          <table:table-cell office:value-type="float" office:value="0.0498">
            <text:p>0.0498</text:p>
          </table:table-cell>
          <table:table-cell office:value-type="float" office:value="0.1493">
            <text:p>0.1493</text:p>
          </table:table-cell>
          <table:table-cell office:value-type="float" office:value="0.2511">
            <text:p>0.2511</text:p>
          </table:table-cell>
          <table:table-cell office:value-type="float" office:value="0.2333">
            <text:p>0.2333</text:p>
          </table:table-cell>
          <table:table-cell office:value-type="float" office:value="0.1934">
            <text:p>0.1934</text:p>
          </table:table-cell>
          <table:table-cell office:value-type="float" office:value="0.089">
            <text:p>0.0890</text:p>
          </table:table-cell>
          <table:table-cell office:value-type="float" office:value="0.0218">
            <text:p>0.0218</text:p>
          </table:table-cell>
          <table:table-cell office:value-type="float" office:value="0.003">
            <text:p>0.0030</text:p>
          </table:table-cell>
          <table:table-cell office:value-type="float" office:value="0.0002">
            <text:p>0.0002</text:p>
          </table:table-cell>
          <table:table-cell table:number-columns-repeated="19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5">
            <text:p>2.50</text:p>
          </table:table-cell>
          <table:table-cell table:number-columns-repeated="14" office:value-type="float" office:value="0">
            <text:p>0.0000</text:p>
          </table:table-cell>
          <table:table-cell office:value-type="float" office:value="0.0019">
            <text:p>0.0019</text:p>
          </table:table-cell>
          <table:table-cell office:value-type="float" office:value="0.0148">
            <text:p>0.0148</text:p>
          </table:table-cell>
          <table:table-cell office:value-type="float" office:value="0.0616">
            <text:p>0.0616</text:p>
          </table:table-cell>
          <table:table-cell office:value-type="float" office:value="0.1486">
            <text:p>0.1486</text:p>
          </table:table-cell>
          <table:table-cell office:value-type="float" office:value="0.2036">
            <text:p>0.2036</text:p>
          </table:table-cell>
          <table:table-cell office:value-type="float" office:value="0.2667">
            <text:p>0.2667</text:p>
          </table:table-cell>
          <table:table-cell office:value-type="float" office:value="0.1993">
            <text:p>0.1993</text:p>
          </table:table-cell>
          <table:table-cell office:value-type="float" office:value="0.0814">
            <text:p>0.0814</text:p>
          </table:table-cell>
          <table:table-cell office:value-type="float" office:value="0.0193">
            <text:p>0.0193</text:p>
          </table:table-cell>
          <table:table-cell office:value-type="float" office:value="0.0026">
            <text:p>0.0026</text:p>
          </table:table-cell>
          <table:table-cell office:value-type="float" office:value="0.0003">
            <text:p>0.0003</text:p>
          </table:table-cell>
          <table:table-cell table:number-columns-repeated="18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55">
            <text:p>2.55</text:p>
          </table:table-cell>
          <table:table-cell table:number-columns-repeated="14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032">
            <text:p>0.0032</text:p>
          </table:table-cell>
          <table:table-cell office:value-type="float" office:value="0.0182">
            <text:p>0.0182</text:p>
          </table:table-cell>
          <table:table-cell office:value-type="float" office:value="0.0615">
            <text:p>0.0615</text:p>
          </table:table-cell>
          <table:table-cell office:value-type="float" office:value="0.1206">
            <text:p>0.1206</text:p>
          </table:table-cell>
          <table:table-cell office:value-type="float" office:value="0.2408">
            <text:p>0.2408</text:p>
          </table:table-cell>
          <table:table-cell office:value-type="float" office:value="0.2809">
            <text:p>0.2809</text:p>
          </table:table-cell>
          <table:table-cell office:value-type="float" office:value="0.1837">
            <text:p>0.1837</text:p>
          </table:table-cell>
          <table:table-cell office:value-type="float" office:value="0.0713">
            <text:p>0.0713</text:p>
          </table:table-cell>
          <table:table-cell office:value-type="float" office:value="0.0162">
            <text:p>0.0162</text:p>
          </table:table-cell>
          <table:table-cell office:value-type="float" office:value="0.0029">
            <text:p>0.0029</text:p>
          </table:table-cell>
          <table:table-cell office:value-type="float" office:value="0.0002">
            <text:p>0.0002</text:p>
          </table:table-cell>
          <table:table-cell table:number-columns-repeated="17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6">
            <text:p>2.60</text:p>
          </table:table-cell>
          <table:table-cell table:number-columns-repeated="15" office:value-type="float" office:value="0">
            <text:p>0.0000</text:p>
          </table:table-cell>
          <table:table-cell office:value-type="float" office:value="0.0005">
            <text:p>0.0005</text:p>
          </table:table-cell>
          <table:table-cell office:value-type="float" office:value="0.004">
            <text:p>0.0040</text:p>
          </table:table-cell>
          <table:table-cell office:value-type="float" office:value="0.0186">
            <text:p>0.0186</text:p>
          </table:table-cell>
          <table:table-cell office:value-type="float" office:value="0.0509">
            <text:p>0.0509</text:p>
          </table:table-cell>
          <table:table-cell office:value-type="float" office:value="0.1503">
            <text:p>0.1503</text:p>
          </table:table-cell>
          <table:table-cell office:value-type="float" office:value="0.2647">
            <text:p>0.2647</text:p>
          </table:table-cell>
          <table:table-cell office:value-type="float" office:value="0.267">
            <text:p>0.2670</text:p>
          </table:table-cell>
          <table:table-cell office:value-type="float" office:value="0.1635">
            <text:p>0.1635</text:p>
          </table:table-cell>
          <table:table-cell office:value-type="float" office:value="0.0603">
            <text:p>0.0603</text:p>
          </table:table-cell>
          <table:table-cell office:value-type="float" office:value="0.0174">
            <text:p>0.0174</text:p>
          </table:table-cell>
          <table:table-cell office:value-type="float" office:value="0.0025">
            <text:p>0.0025</text:p>
          </table:table-cell>
          <table:table-cell office:value-type="float" office:value="0.0002">
            <text:p>0.0002</text:p>
          </table:table-cell>
          <table:table-cell table:number-columns-repeated="16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65">
            <text:p>2.65</text:p>
          </table:table-cell>
          <table:table-cell table:number-columns-repeated="16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office:value-type="float" office:value="0.0043">
            <text:p>0.0043</text:p>
          </table:table-cell>
          <table:table-cell office:value-type="float" office:value="0.016">
            <text:p>0.0160</text:p>
          </table:table-cell>
          <table:table-cell office:value-type="float" office:value="0.068">
            <text:p>0.0680</text:p>
          </table:table-cell>
          <table:table-cell office:value-type="float" office:value="0.1755">
            <text:p>0.1755</text:p>
          </table:table-cell>
          <table:table-cell office:value-type="float" office:value="0.2648">
            <text:p>0.2648</text:p>
          </table:table-cell>
          <table:table-cell office:value-type="float" office:value="0.2472">
            <text:p>0.2472</text:p>
          </table:table-cell>
          <table:table-cell office:value-type="float" office:value="0.1424">
            <text:p>0.1424</text:p>
          </table:table-cell>
          <table:table-cell office:value-type="float" office:value="0.064">
            <text:p>0.0640</text:p>
          </table:table-cell>
          <table:table-cell office:value-type="float" office:value="0.0146">
            <text:p>0.0146</text:p>
          </table:table-cell>
          <table:table-cell office:value-type="float" office:value="0.0022">
            <text:p>0.0022</text:p>
          </table:table-cell>
          <table:table-cell office:value-type="float" office:value="0.0002">
            <text:p>0.0002</text:p>
          </table:table-cell>
          <table:table-cell table:number-columns-repeated="15" office:value-type="float" office:value="0">
            <text:p>0.0000</text:p>
          </table:table-cell>
          <table:table-cell table:number-columns-repeated="199"/>
          <table:table-cell table:style-name="Default" table:number-columns-repeated="12"/>
        </table:table-row>
        <table:table-row table:style-name="ro1">
          <table:table-cell office:value-type="string">
            <text:p>Data:</text:p>
          </table:table-cell>
          <table:table-cell office:value-type="float" office:value="2.7">
            <text:p>2.70</text:p>
          </table:table-cell>
          <table:table-cell table:number-columns-repeated="17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office:value-type="float" office:value="0.0038">
            <text:p>0.0038</text:p>
          </table:table-cell>
          <table:table-cell office:value-type="float" office:value="0.023">
            <text:p>0.0230</text:p>
          </table:table-cell>
          <table:table-cell office:value-type="float" office:value="0.0848">
            <text:p>0.0848</text:p>
          </table:table-cell>
          <table:table-cell office:value-type="float" office:value="0.1862">
            <text:p>0.1862</text:p>
          </table:table-cell>
          <table:table-cell office:value-type="float" office:value="0.2574">
            <text:p>0.2574</text:p>
          </table:table-cell>
          <table:table-cell office:value-type="float" office:value="0.2239">
            <text:p>0.2239</text:p>
          </table:table-cell>
          <table:table-cell office:value-type="float" office:value="0.1515">
            <text:p>0.1515</text:p>
          </table:table-cell>
          <table:table-cell office:value-type="float" office:value="0.0534">
            <text:p>0.0534</text:p>
          </table:table-cell>
          <table:table-cell office:value-type="float" office:value="0.0129">
            <text:p>0.0129</text:p>
          </table:table-cell>
          <table:table-cell office:value-type="float" office:value="0.0019">
            <text:p>0.0019</text:p>
          </table:table-cell>
          <table:table-cell office:value-type="float" office:value="0.0002">
            <text:p>0.0002</text:p>
          </table:table-cell>
          <table:table-cell table:number-columns-repeated="14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2.75">
            <text:p>2.75</text:p>
          </table:table-cell>
          <table:table-cell table:number-columns-repeated="17" office:value-type="float" office:value="0">
            <text:p>0.0000</text:p>
          </table:table-cell>
          <table:table-cell office:value-type="float" office:value="0.0001">
            <text:p>0.0001</text:p>
          </table:table-cell>
          <table:table-cell office:value-type="float" office:value="0.0007">
            <text:p>0.0007</text:p>
          </table:table-cell>
          <table:table-cell office:value-type="float" office:value="0.0059">
            <text:p>0.0059</text:p>
          </table:table-cell>
          <table:table-cell office:value-type="float" office:value="0.0308">
            <text:p>0.0308</text:p>
          </table:table-cell>
          <table:table-cell office:value-type="float" office:value="0.096">
            <text:p>0.0960</text:p>
          </table:table-cell>
          <table:table-cell office:value-type="float" office:value="0.1917">
            <text:p>0.1917</text:p>
          </table:table-cell>
          <table:table-cell office:value-type="float" office:value="0.245">
            <text:p>0.2450</text:p>
          </table:table-cell>
          <table:table-cell office:value-type="float" office:value="0.2419">
            <text:p>0.2419</text:p>
          </table:table-cell>
          <table:table-cell office:value-type="float" office:value="0.1271">
            <text:p>0.1271</text:p>
          </table:table-cell>
          <table:table-cell office:value-type="float" office:value="0.0477">
            <text:p>0.0477</text:p>
          </table:table-cell>
          <table:table-cell office:value-type="float" office:value="0.011">
            <text:p>0.0110</text:p>
          </table:table-cell>
          <table:table-cell office:value-type="float" office:value="0.0019">
            <text:p>0.0019</text:p>
          </table:table-cell>
          <table:table-cell office:value-type="float" office:value="0.0003">
            <text:p>0.0003</text:p>
          </table:table-cell>
          <table:table-cell table:number-columns-repeated="13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2.8">
            <text:p>2.80</text:p>
          </table:table-cell>
          <table:table-cell table:number-columns-repeated="19" office:value-type="float" office:value="0">
            <text:p>0.0000</text:p>
          </table:table-cell>
          <table:table-cell office:value-type="float" office:value="0.0012">
            <text:p>0.0012</text:p>
          </table:table-cell>
          <table:table-cell office:value-type="float" office:value="0.0087">
            <text:p>0.0087</text:p>
          </table:table-cell>
          <table:table-cell office:value-type="float" office:value="0.0377">
            <text:p>0.0377</text:p>
          </table:table-cell>
          <table:table-cell office:value-type="float" office:value="0.1063">
            <text:p>0.1063</text:p>
          </table:table-cell>
          <table:table-cell office:value-type="float" office:value="0.1949">
            <text:p>0.1949</text:p>
          </table:table-cell>
          <table:table-cell office:value-type="float" office:value="0.273">
            <text:p>0.2730</text:p>
          </table:table-cell>
          <table:table-cell office:value-type="float" office:value="0.208">
            <text:p>0.2080</text:p>
          </table:table-cell>
          <table:table-cell office:value-type="float" office:value="0.1173">
            <text:p>0.1173</text:p>
          </table:table-cell>
          <table:table-cell office:value-type="float" office:value="0.0399">
            <text:p>0.0399</text:p>
          </table:table-cell>
          <table:table-cell office:value-type="float" office:value="0.0103">
            <text:p>0.0103</text:p>
          </table:table-cell>
          <table:table-cell office:value-type="float" office:value="0.0021">
            <text:p>0.0021</text:p>
          </table:table-cell>
          <table:table-cell office:value-type="float" office:value="0.0004">
            <text:p>0.0004</text:p>
          </table:table-cell>
          <table:table-cell table:number-columns-repeated="12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2.85">
            <text:p>2.85</text:p>
          </table:table-cell>
          <table:table-cell table:number-columns-repeated="19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19">
            <text:p>0.0019</text:p>
          </table:table-cell>
          <table:table-cell office:value-type="float" office:value="0.0116">
            <text:p>0.0116</text:p>
          </table:table-cell>
          <table:table-cell office:value-type="float" office:value="0.0454">
            <text:p>0.0454</text:p>
          </table:table-cell>
          <table:table-cell office:value-type="float" office:value="0.117">
            <text:p>0.1170</text:p>
          </table:table-cell>
          <table:table-cell office:value-type="float" office:value="0.2269">
            <text:p>0.2269</text:p>
          </table:table-cell>
          <table:table-cell office:value-type="float" office:value="0.2443">
            <text:p>0.2443</text:p>
          </table:table-cell>
          <table:table-cell office:value-type="float" office:value="0.2017">
            <text:p>0.2017</text:p>
          </table:table-cell>
          <table:table-cell office:value-type="float" office:value="0.0989">
            <text:p>0.0989</text:p>
          </table:table-cell>
          <table:table-cell office:value-type="float" office:value="0.0371">
            <text:p>0.0371</text:p>
          </table:table-cell>
          <table:table-cell office:value-type="float" office:value="0.0112">
            <text:p>0.0112</text:p>
          </table:table-cell>
          <table:table-cell office:value-type="float" office:value="0.0031">
            <text:p>0.0031</text:p>
          </table:table-cell>
          <table:table-cell office:value-type="float" office:value="0.0006">
            <text:p>0.0006</text:p>
          </table:table-cell>
          <table:table-cell table:number-columns-repeated="11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2.9">
            <text:p>2.90</text:p>
          </table:table-cell>
          <table:table-cell table:number-columns-repeated="20" office:value-type="float" office:value="0">
            <text:p>0.0000</text:p>
          </table:table-cell>
          <table:table-cell office:value-type="float" office:value="0.0004">
            <text:p>0.0004</text:p>
          </table:table-cell>
          <table:table-cell office:value-type="float" office:value="0.0028">
            <text:p>0.0028</text:p>
          </table:table-cell>
          <table:table-cell office:value-type="float" office:value="0.0152">
            <text:p>0.0152</text:p>
          </table:table-cell>
          <table:table-cell office:value-type="float" office:value="0.054">
            <text:p>0.0540</text:p>
          </table:table-cell>
          <table:table-cell office:value-type="float" office:value="0.1422">
            <text:p>0.1422</text:p>
          </table:table-cell>
          <table:table-cell office:value-type="float" office:value="0.2118">
            <text:p>0.2118</text:p>
          </table:table-cell>
          <table:table-cell office:value-type="float" office:value="0.249">
            <text:p>0.2490</text:p>
          </table:table-cell>
          <table:table-cell office:value-type="float" office:value="0.1722">
            <text:p>0.1722</text:p>
          </table:table-cell>
          <table:table-cell office:value-type="float" office:value="0.0915">
            <text:p>0.0915</text:p>
          </table:table-cell>
          <table:table-cell office:value-type="float" office:value="0.0394">
            <text:p>0.0394</text:p>
          </table:table-cell>
          <table:table-cell office:value-type="float" office:value="0.0158">
            <text:p>0.0158</text:p>
          </table:table-cell>
          <table:table-cell office:value-type="float" office:value="0.0045">
            <text:p>0.0045</text:p>
          </table:table-cell>
          <table:table-cell office:value-type="float" office:value="0.0012">
            <text:p>0.0012</text:p>
          </table:table-cell>
          <table:table-cell table:number-columns-repeated="10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2.95">
            <text:p>2.95</text:p>
          </table:table-cell>
          <table:table-cell table:number-columns-repeated="21" office:value-type="float" office:value="0">
            <text:p>0.0000</text:p>
          </table:table-cell>
          <table:table-cell office:value-type="float" office:value="0.0006">
            <text:p>0.0006</text:p>
          </table:table-cell>
          <table:table-cell office:value-type="float" office:value="0.004">
            <text:p>0.0040</text:p>
          </table:table-cell>
          <table:table-cell office:value-type="float" office:value="0.0193">
            <text:p>0.0193</text:p>
          </table:table-cell>
          <table:table-cell office:value-type="float" office:value="0.0677">
            <text:p>0.0677</text:p>
          </table:table-cell>
          <table:table-cell office:value-type="float" office:value="0.1369">
            <text:p>0.1369</text:p>
          </table:table-cell>
          <table:table-cell office:value-type="float" office:value="0.2238">
            <text:p>0.2238</text:p>
          </table:table-cell>
          <table:table-cell office:value-type="float" office:value="0.2137">
            <text:p>0.2137</text:p>
          </table:table-cell>
          <table:table-cell office:value-type="float" office:value="0.1573">
            <text:p>0.1573</text:p>
          </table:table-cell>
          <table:table-cell office:value-type="float" office:value="0.0945">
            <text:p>0.0945</text:p>
          </table:table-cell>
          <table:table-cell office:value-type="float" office:value="0.0529">
            <text:p>0.0529</text:p>
          </table:table-cell>
          <table:table-cell office:value-type="float" office:value="0.0214">
            <text:p>0.0214</text:p>
          </table:table-cell>
          <table:table-cell office:value-type="float" office:value="0.0078">
            <text:p>0.0078</text:p>
          </table:table-cell>
          <table:table-cell table:number-columns-repeated="10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">
            <text:p>3.00</text:p>
          </table:table-cell>
          <table:table-cell table:number-columns-repeated="22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office:value-type="float" office:value="0.0053">
            <text:p>0.0053</text:p>
          </table:table-cell>
          <table:table-cell office:value-type="float" office:value="0.0245">
            <text:p>0.0245</text:p>
          </table:table-cell>
          <table:table-cell office:value-type="float" office:value="0.0661">
            <text:p>0.0661</text:p>
          </table:table-cell>
          <table:table-cell office:value-type="float" office:value="0.1468">
            <text:p>0.1468</text:p>
          </table:table-cell>
          <table:table-cell table:number-columns-repeated="2" office:value-type="float" office:value="0.1903">
            <text:p>0.1903</text:p>
          </table:table-cell>
          <table:table-cell office:value-type="float" office:value="0.1561">
            <text:p>0.1561</text:p>
          </table:table-cell>
          <table:table-cell office:value-type="float" office:value="0.119">
            <text:p>0.1190</text:p>
          </table:table-cell>
          <table:table-cell office:value-type="float" office:value="0.0673">
            <text:p>0.0673</text:p>
          </table:table-cell>
          <table:table-cell office:value-type="float" office:value="0.0328">
            <text:p>0.0328</text:p>
          </table:table-cell>
          <table:table-cell office:value-type="float" office:value="0.0006">
            <text:p>0.0006</text:p>
          </table:table-cell>
          <table:table-cell table:number-columns-repeated="9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05">
            <text:p>3.05</text:p>
          </table:table-cell>
          <table:table-cell table:number-columns-repeated="23" office:value-type="float" office:value="0">
            <text:p>0.0000</text:p>
          </table:table-cell>
          <table:table-cell office:value-type="float" office:value="0.0012">
            <text:p>0.0012</text:p>
          </table:table-cell>
          <table:table-cell office:value-type="float" office:value="0.0069">
            <text:p>0.0069</text:p>
          </table:table-cell>
          <table:table-cell office:value-type="float" office:value="0.0242">
            <text:p>0.0242</text:p>
          </table:table-cell>
          <table:table-cell office:value-type="float" office:value="0.0717">
            <text:p>0.0717</text:p>
          </table:table-cell>
          <table:table-cell office:value-type="float" office:value="0.1241">
            <text:p>0.1241</text:p>
          </table:table-cell>
          <table:table-cell office:value-type="float" office:value="0.1656">
            <text:p>0.1656</text:p>
          </table:table-cell>
          <table:table-cell office:value-type="float" office:value="0.1822">
            <text:p>0.1822</text:p>
          </table:table-cell>
          <table:table-cell office:value-type="float" office:value="0.1857">
            <text:p>0.1857</text:p>
          </table:table-cell>
          <table:table-cell office:value-type="float" office:value="0.1434">
            <text:p>0.1434</text:p>
          </table:table-cell>
          <table:table-cell office:value-type="float" office:value="0.092">
            <text:p>0.0920</text:p>
          </table:table-cell>
          <table:table-cell office:value-type="float" office:value="0.0029">
            <text:p>0.0029</text:p>
          </table:table-cell>
          <table:table-cell table:number-columns-repeated="9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1">
            <text:p>3.10</text:p>
          </table:table-cell>
          <table:table-cell table:number-columns-repeated="24" office:value-type="float" office:value="0">
            <text:p>0.0000</text:p>
          </table:table-cell>
          <table:table-cell office:value-type="float" office:value="0.0016">
            <text:p>0.0016</text:p>
          </table:table-cell>
          <table:table-cell office:value-type="float" office:value="0.0071">
            <text:p>0.0071</text:p>
          </table:table-cell>
          <table:table-cell office:value-type="float" office:value="0.0276">
            <text:p>0.0276</text:p>
          </table:table-cell>
          <table:table-cell office:value-type="float" office:value="0.0628">
            <text:p>0.0628</text:p>
          </table:table-cell>
          <table:table-cell office:value-type="float" office:value="0.1101">
            <text:p>0.1101</text:p>
          </table:table-cell>
          <table:table-cell office:value-type="float" office:value="0.1598">
            <text:p>0.1598</text:p>
          </table:table-cell>
          <table:table-cell office:value-type="float" office:value="0.2141">
            <text:p>0.2141</text:p>
          </table:table-cell>
          <table:table-cell office:value-type="float" office:value="0.2218">
            <text:p>0.2218</text:p>
          </table:table-cell>
          <table:table-cell office:value-type="float" office:value="0.1848">
            <text:p>0.1848</text:p>
          </table:table-cell>
          <table:table-cell office:value-type="float" office:value="0.0098">
            <text:p>0.0098</text:p>
          </table:table-cell>
          <table:table-cell office:value-type="float" office:value="0.0002">
            <text:p>0.0002</text:p>
          </table:table-cell>
          <table:table-cell table:number-columns-repeated="8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15">
            <text:p>3.15</text:p>
          </table:table-cell>
          <table:table-cell table:number-columns-repeated="24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018">
            <text:p>0.0018</text:p>
          </table:table-cell>
          <table:table-cell office:value-type="float" office:value="0.0091">
            <text:p>0.0091</text:p>
          </table:table-cell>
          <table:table-cell office:value-type="float" office:value="0.0268">
            <text:p>0.0268</text:p>
          </table:table-cell>
          <table:table-cell office:value-type="float" office:value="0.0607">
            <text:p>0.0607</text:p>
          </table:table-cell>
          <table:table-cell office:value-type="float" office:value="0.1145">
            <text:p>0.1145</text:p>
          </table:table-cell>
          <table:table-cell office:value-type="float" office:value="0.1985">
            <text:p>0.1985</text:p>
          </table:table-cell>
          <table:table-cell office:value-type="float" office:value="0.2714">
            <text:p>0.2714</text:p>
          </table:table-cell>
          <table:table-cell office:value-type="float" office:value="0.2909">
            <text:p>0.2909</text:p>
          </table:table-cell>
          <table:table-cell office:value-type="float" office:value="0.0249">
            <text:p>0.0249</text:p>
          </table:table-cell>
          <table:table-cell office:value-type="float" office:value="0.001">
            <text:p>0.0010</text:p>
          </table:table-cell>
          <table:table-cell table:number-columns-repeated="8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2">
            <text:p>3.20</text:p>
          </table:table-cell>
          <table:table-cell table:number-columns-repeated="25" office:value-type="float" office:value="0">
            <text:p>0.0000</text:p>
          </table:table-cell>
          <table:table-cell office:value-type="float" office:value="0.0004">
            <text:p>0.0004</text:p>
          </table:table-cell>
          <table:table-cell office:value-type="float" office:value="0.0027">
            <text:p>0.0027</text:p>
          </table:table-cell>
          <table:table-cell office:value-type="float" office:value="0.0103">
            <text:p>0.0103</text:p>
          </table:table-cell>
          <table:table-cell office:value-type="float" office:value="0.0298">
            <text:p>0.0298</text:p>
          </table:table-cell>
          <table:table-cell office:value-type="float" office:value="0.072">
            <text:p>0.0720</text:p>
          </table:table-cell>
          <table:table-cell office:value-type="float" office:value="0.1595">
            <text:p>0.1595</text:p>
          </table:table-cell>
          <table:table-cell office:value-type="float" office:value="0.2836">
            <text:p>0.2836</text:p>
          </table:table-cell>
          <table:table-cell office:value-type="float" office:value="0.3868">
            <text:p>0.3868</text:p>
          </table:table-cell>
          <table:table-cell office:value-type="float" office:value="0.0513">
            <text:p>0.0513</text:p>
          </table:table-cell>
          <table:table-cell office:value-type="float" office:value="0.0032">
            <text:p>0.0032</text:p>
          </table:table-cell>
          <table:table-cell table:number-columns-repeated="8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25">
            <text:p>3.25</text:p>
          </table:table-cell>
          <table:table-cell table:number-columns-repeated="26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office:value-type="float" office:value="0.0038">
            <text:p>0.0038</text:p>
          </table:table-cell>
          <table:table-cell office:value-type="float" office:value="0.0137">
            <text:p>0.0137</text:p>
          </table:table-cell>
          <table:table-cell office:value-type="float" office:value="0.0418">
            <text:p>0.0418</text:p>
          </table:table-cell>
          <table:table-cell office:value-type="float" office:value="0.1167">
            <text:p>0.1167</text:p>
          </table:table-cell>
          <table:table-cell office:value-type="float" office:value="0.2661">
            <text:p>0.2661</text:p>
          </table:table-cell>
          <table:table-cell office:value-type="float" office:value="0.4575">
            <text:p>0.4575</text:p>
          </table:table-cell>
          <table:table-cell office:value-type="float" office:value="0.0905">
            <text:p>0.0905</text:p>
          </table:table-cell>
          <table:table-cell office:value-type="float" office:value="0.0086">
            <text:p>0.0086</text:p>
          </table:table-cell>
          <table:table-cell office:value-type="float" office:value="0.0005">
            <text:p>0.0005</text:p>
          </table:table-cell>
          <table:table-cell table:number-columns-repeated="7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3">
            <text:p>3.30</text:p>
          </table:table-cell>
          <table:table-cell table:number-columns-repeated="27" office:value-type="float" office:value="0">
            <text:p>0.0000</text:p>
          </table:table-cell>
          <table:table-cell office:value-type="float" office:value="0.0013">
            <text:p>0.0013</text:p>
          </table:table-cell>
          <table:table-cell office:value-type="float" office:value="0.006">
            <text:p>0.0060</text:p>
          </table:table-cell>
          <table:table-cell office:value-type="float" office:value="0.023">
            <text:p>0.0230</text:p>
          </table:table-cell>
          <table:table-cell office:value-type="float" office:value="0.0799">
            <text:p>0.0799</text:p>
          </table:table-cell>
          <table:table-cell office:value-type="float" office:value="0.2308">
            <text:p>0.2308</text:p>
          </table:table-cell>
          <table:table-cell office:value-type="float" office:value="0.4956">
            <text:p>0.4956</text:p>
          </table:table-cell>
          <table:table-cell office:value-type="float" office:value="0.1416">
            <text:p>0.1416</text:p>
          </table:table-cell>
          <table:table-cell office:value-type="float" office:value="0.0196">
            <text:p>0.0196</text:p>
          </table:table-cell>
          <table:table-cell office:value-type="float" office:value="0.0018">
            <text:p>0.0018</text:p>
          </table:table-cell>
          <table:table-cell office:value-type="float" office:value="0.0001">
            <text:p>0.0001</text:p>
          </table:table-cell>
          <table:table-cell table:number-columns-repeated="6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4">
            <text:p>3.40</text:p>
          </table:table-cell>
          <table:table-cell table:number-columns-repeated="28" office:value-type="float" office:value="0">
            <text:p>0.0000</text:p>
          </table:table-cell>
          <table:table-cell office:value-type="float" office:value="0.0011">
            <text:p>0.0011</text:p>
          </table:table-cell>
          <table:table-cell office:value-type="float" office:value="0.0061">
            <text:p>0.0061</text:p>
          </table:table-cell>
          <table:table-cell office:value-type="float" office:value="0.0322">
            <text:p>0.0322</text:p>
          </table:table-cell>
          <table:table-cell office:value-type="float" office:value="0.1443">
            <text:p>0.1443</text:p>
          </table:table-cell>
          <table:table-cell office:value-type="float" office:value="0.4705">
            <text:p>0.4705</text:p>
          </table:table-cell>
          <table:table-cell office:value-type="float" office:value="0.2576">
            <text:p>0.2576</text:p>
          </table:table-cell>
          <table:table-cell office:value-type="float" office:value="0.0717">
            <text:p>0.0717</text:p>
          </table:table-cell>
          <table:table-cell office:value-type="float" office:value="0.0138">
            <text:p>0.0138</text:p>
          </table:table-cell>
          <table:table-cell office:value-type="float" office:value="0.0023">
            <text:p>0.0023</text:p>
          </table:table-cell>
          <table:table-cell office:value-type="float" office:value="0.0003">
            <text:p>0.0003</text:p>
          </table:table-cell>
          <table:table-cell table:number-columns-repeated="5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5">
            <text:p>3.50</text:p>
          </table:table-cell>
          <table:table-cell table:number-columns-repeated="29" office:value-type="float" office:value="0">
            <text:p>0.0000</text:p>
          </table:table-cell>
          <table:table-cell office:value-type="float" office:value="0.0014">
            <text:p>0.0014</text:p>
          </table:table-cell>
          <table:table-cell office:value-type="float" office:value="0.0105">
            <text:p>0.0105</text:p>
          </table:table-cell>
          <table:table-cell office:value-type="float" office:value="0.0705">
            <text:p>0.0705</text:p>
          </table:table-cell>
          <table:table-cell office:value-type="float" office:value="0.3378">
            <text:p>0.3378</text:p>
          </table:table-cell>
          <table:table-cell office:value-type="float" office:value="0.3233">
            <text:p>0.3233</text:p>
          </table:table-cell>
          <table:table-cell office:value-type="float" office:value="0.1687">
            <text:p>0.1687</text:p>
          </table:table-cell>
          <table:table-cell office:value-type="float" office:value="0.062">
            <text:p>0.0620</text:p>
          </table:table-cell>
          <table:table-cell office:value-type="float" office:value="0.0199">
            <text:p>0.0199</text:p>
          </table:table-cell>
          <table:table-cell office:value-type="float" office:value="0.0045">
            <text:p>0.0045</text:p>
          </table:table-cell>
          <table:table-cell office:value-type="float" office:value="0.0009">
            <text:p>0.0009</text:p>
          </table:table-cell>
          <table:table-cell office:value-type="float" office:value="0.0002">
            <text:p>0.0002</text:p>
          </table:table-cell>
          <table:table-cell table:number-columns-repeated="3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6">
            <text:p>3.60</text:p>
          </table:table-cell>
          <table:table-cell table:number-columns-repeated="30" office:value-type="float" office:value="0">
            <text:p>0.0000</text:p>
          </table:table-cell>
          <table:table-cell office:value-type="float" office:value="0.0025">
            <text:p>0.0025</text:p>
          </table:table-cell>
          <table:table-cell office:value-type="float" office:value="0.0243">
            <text:p>0.0243</text:p>
          </table:table-cell>
          <table:table-cell office:value-type="float" office:value="0.1664">
            <text:p>0.1664</text:p>
          </table:table-cell>
          <table:table-cell office:value-type="float" office:value="0.2591">
            <text:p>0.2591</text:p>
          </table:table-cell>
          <table:table-cell office:value-type="float" office:value="0.2382">
            <text:p>0.2382</text:p>
          </table:table-cell>
          <table:table-cell office:value-type="float" office:value="0.1569">
            <text:p>0.1569</text:p>
          </table:table-cell>
          <table:table-cell office:value-type="float" office:value="0.0919">
            <text:p>0.0919</text:p>
          </table:table-cell>
          <table:table-cell office:value-type="float" office:value="0.0393">
            <text:p>0.0393</text:p>
          </table:table-cell>
          <table:table-cell office:value-type="float" office:value="0.0153">
            <text:p>0.0153</text:p>
          </table:table-cell>
          <table:table-cell office:value-type="float" office:value="0.0048">
            <text:p>0.0048</text:p>
          </table:table-cell>
          <table:table-cell office:value-type="float" office:value="0.0011">
            <text:p>0.0011</text:p>
          </table:table-cell>
          <table:table-cell table:number-columns-repeated="2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7">
            <text:p>3.70</text:p>
          </table:table-cell>
          <table:table-cell table:number-columns-repeated="30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047">
            <text:p>0.0047</text:p>
          </table:table-cell>
          <table:table-cell office:value-type="float" office:value="0.0446">
            <text:p>0.0446</text:p>
          </table:table-cell>
          <table:table-cell office:value-type="float" office:value="0.1068">
            <text:p>0.1068</text:p>
          </table:table-cell>
          <table:table-cell office:value-type="float" office:value="0.165">
            <text:p>0.1650</text:p>
          </table:table-cell>
          <table:table-cell office:value-type="float" office:value="0.1849">
            <text:p>0.1849</text:p>
          </table:table-cell>
          <table:table-cell office:value-type="float" office:value="0.1864">
            <text:p>0.1864</text:p>
          </table:table-cell>
          <table:table-cell office:value-type="float" office:value="0.1396">
            <text:p>0.1396</text:p>
          </table:table-cell>
          <table:table-cell office:value-type="float" office:value="0.0956">
            <text:p>0.0956</text:p>
          </table:table-cell>
          <table:table-cell office:value-type="float" office:value="0.0525">
            <text:p>0.0525</text:p>
          </table:table-cell>
          <table:table-cell office:value-type="float" office:value="0.0202">
            <text:p>0.0202</text:p>
          </table:table-cell>
          <table:table-cell table:number-columns-repeated="2"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8">
            <text:p>3.80</text:p>
          </table:table-cell>
          <table:table-cell table:number-columns-repeated="31" office:value-type="float" office:value="0">
            <text:p>0.0000</text:p>
          </table:table-cell>
          <table:table-cell office:value-type="float" office:value="0.0004">
            <text:p>0.0004</text:p>
          </table:table-cell>
          <table:table-cell office:value-type="float" office:value="0.0055">
            <text:p>0.0055</text:p>
          </table:table-cell>
          <table:table-cell office:value-type="float" office:value="0.0193">
            <text:p>0.0193</text:p>
          </table:table-cell>
          <table:table-cell office:value-type="float" office:value="0.0482">
            <text:p>0.0482</text:p>
          </table:table-cell>
          <table:table-cell office:value-type="float" office:value="0.0882">
            <text:p>0.0882</text:p>
          </table:table-cell>
          <table:table-cell office:value-type="float" office:value="0.1464">
            <text:p>0.1464</text:p>
          </table:table-cell>
          <table:table-cell office:value-type="float" office:value="0.1828">
            <text:p>0.1828</text:p>
          </table:table-cell>
          <table:table-cell office:value-type="float" office:value="0.2081">
            <text:p>0.2081</text:p>
          </table:table-cell>
          <table:table-cell office:value-type="float" office:value="0.1868">
            <text:p>0.1868</text:p>
          </table:table-cell>
          <table:table-cell office:value-type="float" office:value="0.1141">
            <text:p>0.1141</text:p>
          </table:table-cell>
          <table:table-cell office:value-type="float" office:value="0.0005">
            <text:p>0.0005</text:p>
          </table:table-cell>
          <table:table-cell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3.9">
            <text:p>3.90</text:p>
          </table:table-cell>
          <table:table-cell table:number-columns-repeated="32" office:value-type="float" office:value="0">
            <text:p>0.0000</text:p>
          </table:table-cell>
          <table:table-cell office:value-type="float" office:value="0.0004">
            <text:p>0.0004</text:p>
          </table:table-cell>
          <table:table-cell office:value-type="float" office:value="0.002">
            <text:p>0.0020</text:p>
          </table:table-cell>
          <table:table-cell office:value-type="float" office:value="0.0077">
            <text:p>0.0077</text:p>
          </table:table-cell>
          <table:table-cell office:value-type="float" office:value="0.0222">
            <text:p>0.0222</text:p>
          </table:table-cell>
          <table:table-cell office:value-type="float" office:value="0.0585">
            <text:p>0.0585</text:p>
          </table:table-cell>
          <table:table-cell office:value-type="float" office:value="0.1171">
            <text:p>0.1171</text:p>
          </table:table-cell>
          <table:table-cell office:value-type="float" office:value="0.2119">
            <text:p>0.2119</text:p>
          </table:table-cell>
          <table:table-cell office:value-type="float" office:value="0.2983">
            <text:p>0.2983</text:p>
          </table:table-cell>
          <table:table-cell office:value-type="float" office:value="0.2781">
            <text:p>0.2781</text:p>
          </table:table-cell>
          <table:table-cell office:value-type="float" office:value="0.0031">
            <text:p>0.0031</text:p>
          </table:table-cell>
          <table:table-cell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4">
            <text:p>4.00</text:p>
          </table:table-cell>
          <table:table-cell table:number-columns-repeated="33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1">
            <text:p>0.0010</text:p>
          </table:table-cell>
          <table:table-cell office:value-type="float" office:value="0.0043">
            <text:p>0.0043</text:p>
          </table:table-cell>
          <table:table-cell office:value-type="float" office:value="0.0173">
            <text:p>0.0173</text:p>
          </table:table-cell>
          <table:table-cell office:value-type="float" office:value="0.0538">
            <text:p>0.0538</text:p>
          </table:table-cell>
          <table:table-cell office:value-type="float" office:value="0.1512">
            <text:p>0.1512</text:p>
          </table:table-cell>
          <table:table-cell office:value-type="float" office:value="0.3209">
            <text:p>0.3209</text:p>
          </table:table-cell>
          <table:table-cell office:value-type="float" office:value="0.4339">
            <text:p>0.4339</text:p>
          </table:table-cell>
          <table:table-cell office:value-type="float" office:value="0.0115">
            <text:p>0.0115</text:p>
          </table:table-cell>
          <table:table-cell office:value-type="float" office:value="0">
            <text:p>0.0000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4.1">
            <text:p>4.10</text:p>
          </table:table-cell>
          <table:table-cell table:number-columns-repeated="34" office:value-type="float" office:value="0">
            <text:p>0.0000</text:p>
          </table:table-cell>
          <table:table-cell office:value-type="float" office:value="0.0001">
            <text:p>0.0001</text:p>
          </table:table-cell>
          <table:table-cell office:value-type="float" office:value="0.0008">
            <text:p>0.0008</text:p>
          </table:table-cell>
          <table:table-cell office:value-type="float" office:value="0.0046">
            <text:p>0.0046</text:p>
          </table:table-cell>
          <table:table-cell office:value-type="float" office:value="0.0216">
            <text:p>0.0216</text:p>
          </table:table-cell>
          <table:table-cell office:value-type="float" office:value="0.0919">
            <text:p>0.0919</text:p>
          </table:table-cell>
          <table:table-cell office:value-type="float" office:value="0.2871">
            <text:p>0.2871</text:p>
          </table:table-cell>
          <table:table-cell office:value-type="float" office:value="0.5449">
            <text:p>0.5449</text:p>
          </table:table-cell>
          <table:table-cell office:value-type="float" office:value="0.0307">
            <text:p>0.0307</text:p>
          </table:table-cell>
          <table:table-cell office:value-type="float" office:value="0.0005">
            <text:p>0.0005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4.2">
            <text:p>4.20</text:p>
          </table:table-cell>
          <table:table-cell table:number-columns-repeated="35" office:value-type="float" office:value="0">
            <text:p>0.0000</text:p>
          </table:table-cell>
          <table:table-cell office:value-type="float" office:value="0.0001">
            <text:p>0.0001</text:p>
          </table:table-cell>
          <table:table-cell office:value-type="float" office:value="0.0012">
            <text:p>0.0012</text:p>
          </table:table-cell>
          <table:table-cell office:value-type="float" office:value="0.0086">
            <text:p>0.0086</text:p>
          </table:table-cell>
          <table:table-cell office:value-type="float" office:value="0.0516">
            <text:p>0.0516</text:p>
          </table:table-cell>
          <table:table-cell office:value-type="float" office:value="0.232">
            <text:p>0.2320</text:p>
          </table:table-cell>
          <table:table-cell office:value-type="float" office:value="0.638">
            <text:p>0.6380</text:p>
          </table:table-cell>
          <table:table-cell office:value-type="float" office:value="0.0662">
            <text:p>0.0662</text:p>
          </table:table-cell>
          <table:table-cell office:value-type="float" office:value="0.0023">
            <text:p>0.0023</text:p>
          </table:table-cell>
          <table:table-cell table:number-columns-repeated="211"/>
        </table:table-row>
        <table:table-row table:style-name="ro1">
          <table:table-cell office:value-type="string">
            <text:p>Data:</text:p>
          </table:table-cell>
          <table:table-cell office:value-type="float" office:value="4.3">
            <text:p>4.30</text:p>
          </table:table-cell>
          <table:table-cell table:number-columns-repeated="36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032">
            <text:p>0.0032</text:p>
          </table:table-cell>
          <table:table-cell office:value-type="float" office:value="0.0275">
            <text:p>0.0275</text:p>
          </table:table-cell>
          <table:table-cell office:value-type="float" office:value="0.175">
            <text:p>0.1750</text:p>
          </table:table-cell>
          <table:table-cell office:value-type="float" office:value="0.6661">
            <text:p>0.6661</text:p>
          </table:table-cell>
          <table:table-cell office:value-type="float" office:value="0.1205">
            <text:p>0.1205</text:p>
          </table:table-cell>
          <table:table-cell office:value-type="float" office:value="0.0074">
            <text:p>0.0074</text:p>
          </table:table-cell>
          <table:table-cell table:number-columns-repeated="211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244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1">04/11/2009</text:date>, <text:time>14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9-04-11T13:54:11</meta:creation-date>
    <dc:date>2009-04-11T14:30:30</dc:date>
    <meta:editing-cycles>4</meta:editing-cycles>
    <meta:editing-duration>PT13M2S</meta:editing-duration>
    <meta:user-defined meta:name="Info 1"/>
    <meta:user-defined meta:name="Info 2"/>
    <meta:user-defined meta:name="Info 3"/>
    <meta:user-defined meta:name="Info 4"/>
    <meta:document-statistic meta:table-count="3" meta:cell-count="2655"/>
  </office:meta>
</office:document-meta>
</file>